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maxsteps=1000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57.4402618099215">
            <text:p>457.4402618099215</text:p>
          </table:table-cell>
          <table:table-cell office:value-type="float" office:value="8.067997598677676">
            <text:p>8.06799759867767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72.2464331491994">
            <text:p>472.2464331491994</text:p>
          </table:table-cell>
          <table:table-cell office:value-type="float" office:value="8.096808560982256">
            <text:p>8.09680856098225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69.3360383718356">
            <text:p>469.3360383718356</text:p>
          </table:table-cell>
          <table:table-cell office:value-type="float" office:value="12.562710984102345">
            <text:p>12.562710984102345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83.08778351738175">
            <text:p>483.08778351738175</text:p>
          </table:table-cell>
          <table:table-cell office:value-type="float" office:value="9.243813019548144">
            <text:p>9.24381301954814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39.8012661918845">
            <text:p>439.8012661918845</text:p>
          </table:table-cell>
          <table:table-cell office:value-type="float" office:value="10.52100846462903">
            <text:p>10.52100846462903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74.5855131607153">
            <text:p>474.5855131607153</text:p>
          </table:table-cell>
          <table:table-cell office:value-type="float" office:value="11.787572768624177">
            <text:p>11.787572768624177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61.63390023458186">
            <text:p>461.63390023458186</text:p>
          </table:table-cell>
          <table:table-cell office:value-type="float" office:value="3.3857532266853148">
            <text:p>3.3857532266853148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58.6747387891667">
            <text:p>458.6747387891667</text:p>
          </table:table-cell>
          <table:table-cell office:value-type="float" office:value="9.44383619492808">
            <text:p>9.44383619492808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68.75279660415237">
            <text:p>468.75279660415237</text:p>
          </table:table-cell>
          <table:table-cell office:value-type="float" office:value="7.796340194006962">
            <text:p>7.796340194006962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71.317687467576">
            <text:p>471.317687467576</text:p>
          </table:table-cell>
          <table:table-cell office:value-type="float" office:value="9.230862426401643">
            <text:p>9.230862426401643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67.73989492213923">
            <text:p>467.73989492213923</text:p>
          </table:table-cell>
          <table:table-cell office:value-type="float" office:value="6.918431766473829">
            <text:p>6.918431766473829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9.4492189811607">
            <text:p>469.4492189811607</text:p>
          </table:table-cell>
          <table:table-cell office:value-type="float" office:value="8.560397054512997">
            <text:p>8.560397054512997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75.1883847340426">
            <text:p>475.1883847340426</text:p>
          </table:table-cell>
          <table:table-cell office:value-type="float" office:value="8.364153127427404">
            <text:p>8.36415312742740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6.2188696661865">
            <text:p>456.2188696661865</text:p>
          </table:table-cell>
          <table:table-cell office:value-type="float" office:value="8.664545589849016">
            <text:p>8.664545589849016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70.67757328744074">
            <text:p>470.67757328744074</text:p>
          </table:table-cell>
          <table:table-cell office:value-type="float" office:value="8.577683047989247">
            <text:p>8.57768304798924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71.992002004664">
            <text:p>471.992002004664</text:p>
          </table:table-cell>
          <table:table-cell office:value-type="float" office:value="7.443155675064871">
            <text:p>7.443155675064871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75.88855898505227">
            <text:p>475.88855898505227</text:p>
          </table:table-cell>
          <table:table-cell office:value-type="float" office:value="4.114716260373663">
            <text:p>4.114716260373663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58.5253545892004">
            <text:p>458.5253545892004</text:p>
          </table:table-cell>
          <table:table-cell office:value-type="float" office:value="8.45873443940934">
            <text:p>8.4587344394093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55.3183129282805">
            <text:p>455.3183129282805</text:p>
          </table:table-cell>
          <table:table-cell office:value-type="float" office:value="8.29374660106725">
            <text:p>8.2937466010672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55.5374118247146">
            <text:p>455.5374118247146</text:p>
          </table:table-cell>
          <table:table-cell office:value-type="float" office:value="7.995342366656022">
            <text:p>7.995342366656022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50.86974073658604">
            <text:p>450.86974073658604</text:p>
          </table:table-cell>
          <table:table-cell office:value-type="float" office:value="9.891728909232173">
            <text:p>9.89172890923217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1.6263609161357">
            <text:p>451.6263609161357</text:p>
          </table:table-cell>
          <table:table-cell office:value-type="float" office:value="10.23752023820186">
            <text:p>10.2375202382018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59.4126374912221">
            <text:p>459.4126374912221</text:p>
          </table:table-cell>
          <table:table-cell office:value-type="float" office:value="8.096543043923445">
            <text:p>8.09654304392344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54.0495304411511">
            <text:p>454.0495304411511</text:p>
          </table:table-cell>
          <table:table-cell office:value-type="float" office:value="6.086934716352366">
            <text:p>6.086934716352366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67.2559205669594">
            <text:p>467.2559205669594</text:p>
          </table:table-cell>
          <table:table-cell office:value-type="float" office:value="7.89615974721946">
            <text:p>7.89615974721946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33.36432368182597">
            <text:p>433.36432368182597</text:p>
          </table:table-cell>
          <table:table-cell office:value-type="float" office:value="5.216895586440667">
            <text:p>5.21689558644066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327.5180364632384">
            <text:p>327.5180364632384</text:p>
          </table:table-cell>
          <table:table-cell office:value-type="float" office:value="13.81916478634146">
            <text:p>13.81916478634146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70.0926658634056">
            <text:p>170.0926658634056</text:p>
          </table:table-cell>
          <table:table-cell office:value-type="float" office:value="7.206539706149833">
            <text:p>7.20653970614983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78.9565147889176">
            <text:p>78.9565147889176</text:p>
          </table:table-cell>
          <table:table-cell office:value-type="float" office:value="19.888676918820483">
            <text:p>19.88867691882048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42.556294792435516">
            <text:p>42.556294792435516</text:p>
          </table:table-cell>
          <table:table-cell office:value-type="float" office:value="15.289732008998085">
            <text:p>15.28973200899808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2.89772129095757">
            <text:p>22.89772129095757</text:p>
          </table:table-cell>
          <table:table-cell office:value-type="float" office:value="11.39786576215608">
            <text:p>11.39786576215608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8809242773504916">
            <text:p>0.8809242773504916</text:p>
          </table:table-cell>
          <table:table-cell office:value-type="float" office:value="0.014357513435728483">
            <text:p>0.014357513435728483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5.907443868353633">
            <text:p>15.907443868353633</text:p>
          </table:table-cell>
          <table:table-cell office:value-type="float" office:value="15.053175768373475">
            <text:p>15.05317576837347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7983041216619348">
            <text:p>0.7983041216619348</text:p>
          </table:table-cell>
          <table:table-cell office:value-type="float" office:value="0.01505171868800997">
            <text:p>0.01505171868800997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7535616157475165">
            <text:p>0.7535616157475165</text:p>
          </table:table-cell>
          <table:table-cell office:value-type="float" office:value="0.013280295855106226">
            <text:p>0.01328029585510622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837508826235369">
            <text:p>0.7837508826235369</text:p>
          </table:table-cell>
          <table:table-cell office:value-type="float" office:value="0.019345174617479356">
            <text:p>0.01934517461747935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719043302283494">
            <text:p>0.7719043302283494</text:p>
          </table:table-cell>
          <table:table-cell office:value-type="float" office:value="0.01599276792360094">
            <text:p>0.0159927679236009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507367528969418">
            <text:p>0.8507367528969418</text:p>
          </table:table-cell>
          <table:table-cell office:value-type="float" office:value="0.020643309249051098">
            <text:p>0.02064330924905109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362747286843699">
            <text:p>1.0362747286843699</text:p>
          </table:table-cell>
          <table:table-cell office:value-type="float" office:value="0.03805690769556009">
            <text:p>0.03805690769556009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689832248202754">
            <text:p>1.4689832248202754</text:p>
          </table:table-cell>
          <table:table-cell office:value-type="float" office:value="0.058100635965752156">
            <text:p>0.0581006359657521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49990482448798">
            <text:p>2.049990482448798</text:p>
          </table:table-cell>
          <table:table-cell office:value-type="float" office:value="0.055357974301955985">
            <text:p>0.05535797430195598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5995919643381193">
            <text:p>2.5995919643381193</text:p>
          </table:table-cell>
          <table:table-cell office:value-type="float" office:value="0.1407786380372784">
            <text:p>0.140778638037278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3.263813873607705">
            <text:p>3.263813873607705</text:p>
          </table:table-cell>
          <table:table-cell office:value-type="float" office:value="0.1585158093923703">
            <text:p>0.1585158093923703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9382943549217324">
            <text:p>3.9382943549217324</text:p>
          </table:table-cell>
          <table:table-cell office:value-type="float" office:value="0.15569029063839673">
            <text:p>0.1556902906383967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755161361030447">
            <text:p>4.755161361030447</text:p>
          </table:table-cell>
          <table:table-cell office:value-type="float" office:value="0.19880606255093924">
            <text:p>0.19880606255093924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485912057862012">
            <text:p>5.485912057862012</text:p>
          </table:table-cell>
          <table:table-cell office:value-type="float" office:value="0.21634905166424886">
            <text:p>0.21634905166424886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099019431628673">
            <text:p>7.099019431628673</text:p>
          </table:table-cell>
          <table:table-cell office:value-type="float" office:value="0.2565256056871677">
            <text:p>0.256525605687167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9.376775188636206">
            <text:p>9.376775188636206</text:p>
          </table:table-cell>
          <table:table-cell office:value-type="float" office:value="0.43633810664265493">
            <text:p>0.4363381066426549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.371300762342045">
            <text:p>10.371300762342045</text:p>
          </table:table-cell>
          <table:table-cell office:value-type="float" office:value="0.47707134908305066">
            <text:p>0.47707134908305066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2.884212163736072">
            <text:p>12.884212163736072</text:p>
          </table:table-cell>
          <table:table-cell office:value-type="float" office:value="0.4835844673816808">
            <text:p>0.483584467381680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4.832203901198463">
            <text:p>14.832203901198463</text:p>
          </table:table-cell>
          <table:table-cell office:value-type="float" office:value="0.4807330318578445">
            <text:p>0.4807330318578445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8.377401672447945">
            <text:p>18.377401672447945</text:p>
          </table:table-cell>
          <table:table-cell office:value-type="float" office:value="0.5940839706367266">
            <text:p>0.5940839706367266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2.235526463248057">
            <text:p>22.235526463248057</text:p>
          </table:table-cell>
          <table:table-cell office:value-type="float" office:value="0.788083439335602">
            <text:p>0.788083439335602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43.00880628177543">
            <text:p>43.00880628177543</text:p>
          </table:table-cell>
          <table:table-cell office:value-type="float" office:value="5.0368386768191815">
            <text:p>5.0368386768191815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86.20447343359086">
            <text:p>86.20447343359086</text:p>
          </table:table-cell>
          <table:table-cell office:value-type="float" office:value="3.434605671613687">
            <text:p>3.43460567161368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1.8919674083786">
            <text:p>121.8919674083786</text:p>
          </table:table-cell>
          <table:table-cell office:value-type="float" office:value="5.144006676153092">
            <text:p>5.144006676153092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51.782193951097">
            <text:p>151.782193951097</text:p>
          </table:table-cell>
          <table:table-cell office:value-type="float" office:value="3.6143917023717793">
            <text:p>3.614391702371779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6.14364292739705">
            <text:p>196.14364292739705</text:p>
          </table:table-cell>
          <table:table-cell office:value-type="float" office:value="5.593263924576884">
            <text:p>5.59326392457688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4.4174229765244">
            <text:p>244.4174229765244</text:p>
          </table:table-cell>
          <table:table-cell office:value-type="float" office:value="6.072073247570652">
            <text:p>6.07207324757065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94.2718271278638">
            <text:p>294.2718271278638</text:p>
          </table:table-cell>
          <table:table-cell office:value-type="float" office:value="4.796384483576416">
            <text:p>4.79638448357641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5.62059653049096">
            <text:p>345.62059653049096</text:p>
          </table:table-cell>
          <table:table-cell office:value-type="float" office:value="6.360977899205038">
            <text:p>6.360977899205038</text:p>
          </table:table-cell>
        </table:table-row>
      </table:table>
      <table:table table:name="maxsteps=10000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72.08884547920854">
            <text:p>472.08884547920854</text:p>
          </table:table-cell>
          <table:table-cell office:value-type="float" office:value="11.978776463710822">
            <text:p>11.97877646371082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65.2253650173996">
            <text:p>465.2253650173996</text:p>
          </table:table-cell>
          <table:table-cell office:value-type="float" office:value="9.043740551264627">
            <text:p>9.043740551264627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62.2620726478775">
            <text:p>462.2620726478775</text:p>
          </table:table-cell>
          <table:table-cell office:value-type="float" office:value="6.456997404094738">
            <text:p>6.45699740409473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70.1677494636072">
            <text:p>470.1677494636072</text:p>
          </table:table-cell>
          <table:table-cell office:value-type="float" office:value="8.73880550143169">
            <text:p>8.73880550143169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50.0391667375041">
            <text:p>450.0391667375041</text:p>
          </table:table-cell>
          <table:table-cell office:value-type="float" office:value="5.958897849369845">
            <text:p>5.958897849369845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7.4462988293079">
            <text:p>467.4462988293079</text:p>
          </table:table-cell>
          <table:table-cell office:value-type="float" office:value="8.419214827348071">
            <text:p>8.41921482734807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57.97897987188924">
            <text:p>457.97897987188924</text:p>
          </table:table-cell>
          <table:table-cell office:value-type="float" office:value="9.829497983697681">
            <text:p>9.829497983697681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58.6824566950425">
            <text:p>458.6824566950425</text:p>
          </table:table-cell>
          <table:table-cell office:value-type="float" office:value="8.132189661397602">
            <text:p>8.13218966139760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3.7220041982293">
            <text:p>453.7220041982293</text:p>
          </table:table-cell>
          <table:table-cell office:value-type="float" office:value="8.06620084289996">
            <text:p>8.0662008428999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58.0038499700407">
            <text:p>458.0038499700407</text:p>
          </table:table-cell>
          <table:table-cell office:value-type="float" office:value="9.614043100361325">
            <text:p>9.61404310036132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72.4538647547439">
            <text:p>472.4538647547439</text:p>
          </table:table-cell>
          <table:table-cell office:value-type="float" office:value="7.781406344658228">
            <text:p>7.78140634465822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8.2834614790655">
            <text:p>468.2834614790655</text:p>
          </table:table-cell>
          <table:table-cell office:value-type="float" office:value="7.211359628195683">
            <text:p>7.21135962819568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69.39975225874593">
            <text:p>469.39975225874593</text:p>
          </table:table-cell>
          <table:table-cell office:value-type="float" office:value="7.111605801066696">
            <text:p>7.11160580106669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89.3907274698957">
            <text:p>489.3907274698957</text:p>
          </table:table-cell>
          <table:table-cell office:value-type="float" office:value="7.450512200784234">
            <text:p>7.45051220078423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70.46917369826195">
            <text:p>470.46917369826195</text:p>
          </table:table-cell>
          <table:table-cell office:value-type="float" office:value="8.155042319957062">
            <text:p>8.155042319957062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8.2674864823027">
            <text:p>458.2674864823027</text:p>
          </table:table-cell>
          <table:table-cell office:value-type="float" office:value="6.161276898613383">
            <text:p>6.161276898613383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41.4818287271305">
            <text:p>441.4818287271305</text:p>
          </table:table-cell>
          <table:table-cell office:value-type="float" office:value="7.655287103612376">
            <text:p>7.655287103612376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60.2437743325153">
            <text:p>460.2437743325153</text:p>
          </table:table-cell>
          <table:table-cell office:value-type="float" office:value="6.750262717197729">
            <text:p>6.750262717197729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54.6954111173688">
            <text:p>454.6954111173688</text:p>
          </table:table-cell>
          <table:table-cell office:value-type="float" office:value="10.080032444871469">
            <text:p>10.080032444871469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64.90697797684913">
            <text:p>464.90697797684913</text:p>
          </table:table-cell>
          <table:table-cell office:value-type="float" office:value="7.315097633080672">
            <text:p>7.315097633080672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70.6920479868346">
            <text:p>470.6920479868346</text:p>
          </table:table-cell>
          <table:table-cell office:value-type="float" office:value="7.5798342840239705">
            <text:p>7.579834284023970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7.6561628448038">
            <text:p>457.6561628448038</text:p>
          </table:table-cell>
          <table:table-cell office:value-type="float" office:value="9.402632658347137">
            <text:p>9.40263265834713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49.3366341095173">
            <text:p>449.3366341095173</text:p>
          </table:table-cell>
          <table:table-cell office:value-type="float" office:value="10.377551296105937">
            <text:p>10.37755129610593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49.854359766436">
            <text:p>449.854359766436</text:p>
          </table:table-cell>
          <table:table-cell office:value-type="float" office:value="7.385942289466631">
            <text:p>7.385942289466631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56.5017730690088">
            <text:p>456.5017730690088</text:p>
          </table:table-cell>
          <table:table-cell office:value-type="float" office:value="6.677533683522527">
            <text:p>6.67753368352252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50.669187074605">
            <text:p>450.669187074605</text:p>
          </table:table-cell>
          <table:table-cell office:value-type="float" office:value="7.18873913619769">
            <text:p>7.18873913619769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61.543317926866">
            <text:p>461.543317926866</text:p>
          </table:table-cell>
          <table:table-cell office:value-type="float" office:value="10.152722846869768">
            <text:p>10.15272284686976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27.35510940011847">
            <text:p>427.35510940011847</text:p>
          </table:table-cell>
          <table:table-cell office:value-type="float" office:value="9.117400529135953">
            <text:p>9.11740052913595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83.81504927006324">
            <text:p>283.81504927006324</text:p>
          </table:table-cell>
          <table:table-cell office:value-type="float" office:value="13.997066095076823">
            <text:p>13.99706609507682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84.97451759957917">
            <text:p>184.97451759957917</text:p>
          </table:table-cell>
          <table:table-cell office:value-type="float" office:value="9.794047990307076">
            <text:p>9.794047990307076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8.89793765689189">
            <text:p>38.89793765689189</text:p>
          </table:table-cell>
          <table:table-cell office:value-type="float" office:value="13.089077806529687">
            <text:p>13.089077806529687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9.966211287328157">
            <text:p>19.966211287328157</text:p>
          </table:table-cell>
          <table:table-cell office:value-type="float" office:value="9.221217475331597">
            <text:p>9.22121747533159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4.772503044346126">
            <text:p>4.772503044346126</text:p>
          </table:table-cell>
          <table:table-cell office:value-type="float" office:value="3.9283118062948694">
            <text:p>3.928311806294869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8307029968205702">
            <text:p>0.8307029968205702</text:p>
          </table:table-cell>
          <table:table-cell office:value-type="float" office:value="0.018335395718311116">
            <text:p>0.01833539571831111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785607495019864">
            <text:p>0.785607495019864</text:p>
          </table:table-cell>
          <table:table-cell office:value-type="float" office:value="0.020230570263326066">
            <text:p>0.02023057026332606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473475151117686">
            <text:p>0.7473475151117686</text:p>
          </table:table-cell>
          <table:table-cell office:value-type="float" office:value="0.021401261926097398">
            <text:p>0.021401261926097398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624361521940081">
            <text:p>0.7624361521940081</text:p>
          </table:table-cell>
          <table:table-cell office:value-type="float" office:value="0.012253582676078336">
            <text:p>0.012253582676078336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550211713177959">
            <text:p>0.8550211713177959</text:p>
          </table:table-cell>
          <table:table-cell office:value-type="float" office:value="0.016636933065202968">
            <text:p>0.01663693306520296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285773839640087">
            <text:p>1.0285773839640087</text:p>
          </table:table-cell>
          <table:table-cell office:value-type="float" office:value="0.025589812343015064">
            <text:p>0.025589812343015064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611124619185358">
            <text:p>1.4611124619185358</text:p>
          </table:table-cell>
          <table:table-cell office:value-type="float" office:value="0.03432303723668122">
            <text:p>0.034323037236681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8938933749864026">
            <text:p>1.8938933749864026</text:p>
          </table:table-cell>
          <table:table-cell office:value-type="float" office:value="0.046118077827600405">
            <text:p>0.04611807782760040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4379418315306047">
            <text:p>2.4379418315306047</text:p>
          </table:table-cell>
          <table:table-cell office:value-type="float" office:value="0.08314163836703983">
            <text:p>0.08314163836703983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9824889304292745">
            <text:p>2.9824889304292745</text:p>
          </table:table-cell>
          <table:table-cell office:value-type="float" office:value="0.07902675458830465">
            <text:p>0.07902675458830465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669891360803264">
            <text:p>3.669891360803264</text:p>
          </table:table-cell>
          <table:table-cell office:value-type="float" office:value="0.15761865636245997">
            <text:p>0.15761865636245997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692163576983009">
            <text:p>4.692163576983009</text:p>
          </table:table-cell>
          <table:table-cell office:value-type="float" office:value="0.13172799138714023">
            <text:p>0.13172799138714023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6.123390524750173">
            <text:p>6.123390524750173</text:p>
          </table:table-cell>
          <table:table-cell office:value-type="float" office:value="0.17350198314582632">
            <text:p>0.17350198314582632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27123354920802">
            <text:p>7.27123354920802</text:p>
          </table:table-cell>
          <table:table-cell office:value-type="float" office:value="0.309076004114006">
            <text:p>0.309076004114006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8.966540788647722">
            <text:p>8.966540788647722</text:p>
          </table:table-cell>
          <table:table-cell office:value-type="float" office:value="0.41578728850174457">
            <text:p>0.41578728850174457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4.083195733699675">
            <text:p>24.083195733699675</text:p>
          </table:table-cell>
          <table:table-cell office:value-type="float" office:value="0.9451869812846465">
            <text:p>0.945186981284646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2.21088130833986">
            <text:p>32.21088130833986</text:p>
          </table:table-cell>
          <table:table-cell office:value-type="float" office:value="1.3374467025743189">
            <text:p>1.3374467025743189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43.29685342053251">
            <text:p>43.29685342053251</text:p>
          </table:table-cell>
          <table:table-cell office:value-type="float" office:value="3.1866661722963827">
            <text:p>3.186666172296382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0.74812227032064">
            <text:p>50.74812227032064</text:p>
          </table:table-cell>
          <table:table-cell office:value-type="float" office:value="1.6129100201046649">
            <text:p>1.6129100201046649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65.0428005040048">
            <text:p>65.0428005040048</text:p>
          </table:table-cell>
          <table:table-cell office:value-type="float" office:value="2.458823039862635">
            <text:p>2.45882303986263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7.69343073071607">
            <text:p>87.69343073071607</text:p>
          </table:table-cell>
          <table:table-cell office:value-type="float" office:value="4.572228197827747">
            <text:p>4.572228197827747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5.90065307354546">
            <text:p>105.90065307354546</text:p>
          </table:table-cell>
          <table:table-cell office:value-type="float" office:value="4.934938804715336">
            <text:p>4.934938804715336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6.81721841392559">
            <text:p>116.81721841392559</text:p>
          </table:table-cell>
          <table:table-cell office:value-type="float" office:value="2.7968248233627104">
            <text:p>2.7968248233627104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9.0921873188317">
            <text:p>169.0921873188317</text:p>
          </table:table-cell>
          <table:table-cell office:value-type="float" office:value="5.744243664488384">
            <text:p>5.74424366448838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6.69892549517567">
            <text:p>196.69892549517567</text:p>
          </table:table-cell>
          <table:table-cell office:value-type="float" office:value="4.685917532865309">
            <text:p>4.68591753286530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2.04181406041062">
            <text:p>242.04181406041062</text:p>
          </table:table-cell>
          <table:table-cell office:value-type="float" office:value="3.8247695696110826">
            <text:p>3.8247695696110826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99.16581992161616">
            <text:p>299.16581992161616</text:p>
          </table:table-cell>
          <table:table-cell office:value-type="float" office:value="5.970945512573886">
            <text:p>5.97094551257388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7.7096196224043">
            <text:p>347.7096196224043</text:p>
          </table:table-cell>
          <table:table-cell office:value-type="float" office:value="6.930404277472655">
            <text:p>6.930404277472655</text:p>
          </table:table-cell>
        </table:table-row>
      </table:table>
      <table:table table:name="maxsteps=100000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66.139436528884">
            <text:p>466.139436528884</text:p>
          </table:table-cell>
          <table:table-cell office:value-type="float" office:value="7.754488811395376">
            <text:p>7.75448881139537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68.76768944846356">
            <text:p>468.76768944846356</text:p>
          </table:table-cell>
          <table:table-cell office:value-type="float" office:value="5.863860495051428">
            <text:p>5.863860495051428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72.446088084896">
            <text:p>472.446088084896</text:p>
          </table:table-cell>
          <table:table-cell office:value-type="float" office:value="7.110114648854451">
            <text:p>7.110114648854451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63.36976205241444">
            <text:p>463.36976205241444</text:p>
          </table:table-cell>
          <table:table-cell office:value-type="float" office:value="12.550020431540876">
            <text:p>12.55002043154087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47.1461883182716">
            <text:p>447.1461883182716</text:p>
          </table:table-cell>
          <table:table-cell office:value-type="float" office:value="6.73341475562007">
            <text:p>6.7334147556200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7.18033180183903">
            <text:p>467.18033180183903</text:p>
          </table:table-cell>
          <table:table-cell office:value-type="float" office:value="9.010905242005181">
            <text:p>9.01090524200518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78.58748383344044">
            <text:p>478.58748383344044</text:p>
          </table:table-cell>
          <table:table-cell office:value-type="float" office:value="5.79802311114552">
            <text:p>5.7980231111455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69.8001332689194">
            <text:p>469.8001332689194</text:p>
          </table:table-cell>
          <table:table-cell office:value-type="float" office:value="10.94185095303334">
            <text:p>10.9418509530333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66.7840607243908">
            <text:p>466.7840607243908</text:p>
          </table:table-cell>
          <table:table-cell office:value-type="float" office:value="10.507587119411461">
            <text:p>10.507587119411461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58.12695294327284">
            <text:p>458.12695294327284</text:p>
          </table:table-cell>
          <table:table-cell office:value-type="float" office:value="8.462575644908945">
            <text:p>8.46257564490894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61.09919874232594">
            <text:p>461.09919874232594</text:p>
          </table:table-cell>
          <table:table-cell office:value-type="float" office:value="9.730809801775903">
            <text:p>9.73080980177590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9.4154943902975">
            <text:p>469.4154943902975</text:p>
          </table:table-cell>
          <table:table-cell office:value-type="float" office:value="8.088859185547761">
            <text:p>8.088859185547761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51.9109307419529">
            <text:p>451.9109307419529</text:p>
          </table:table-cell>
          <table:table-cell office:value-type="float" office:value="9.242293726498653">
            <text:p>9.242293726498653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7.4542298670559">
            <text:p>457.4542298670559</text:p>
          </table:table-cell>
          <table:table-cell office:value-type="float" office:value="7.4275338193539415">
            <text:p>7.427533819353941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69.6995178257045">
            <text:p>469.6995178257045</text:p>
          </table:table-cell>
          <table:table-cell office:value-type="float" office:value="8.901398318995259">
            <text:p>8.90139831899525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9.225696800303">
            <text:p>459.225696800303</text:p>
          </table:table-cell>
          <table:table-cell office:value-type="float" office:value="5.625324546450989">
            <text:p>5.625324546450989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54.28702571214615">
            <text:p>454.28702571214615</text:p>
          </table:table-cell>
          <table:table-cell office:value-type="float" office:value="7.798388605716202">
            <text:p>7.798388605716202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60.24295176504785">
            <text:p>460.24295176504785</text:p>
          </table:table-cell>
          <table:table-cell office:value-type="float" office:value="6.055800108581501">
            <text:p>6.055800108581501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49.7702580024005">
            <text:p>449.7702580024005</text:p>
          </table:table-cell>
          <table:table-cell office:value-type="float" office:value="7.499079858030346">
            <text:p>7.499079858030346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59.9311666492831">
            <text:p>459.9311666492831</text:p>
          </table:table-cell>
          <table:table-cell office:value-type="float" office:value="7.041924615625796">
            <text:p>7.04192461562579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57.41537708090243">
            <text:p>457.41537708090243</text:p>
          </table:table-cell>
          <table:table-cell office:value-type="float" office:value="8.161619762548483">
            <text:p>8.16161976254848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8.06680796211015">
            <text:p>458.06680796211015</text:p>
          </table:table-cell>
          <table:table-cell office:value-type="float" office:value="7.211707128792947">
            <text:p>7.21170712879294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59.02823948383286">
            <text:p>459.02823948383286</text:p>
          </table:table-cell>
          <table:table-cell office:value-type="float" office:value="8.410658247280939">
            <text:p>8.410658247280939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59.2473653695864">
            <text:p>459.2473653695864</text:p>
          </table:table-cell>
          <table:table-cell office:value-type="float" office:value="8.619004422357763">
            <text:p>8.61900442235776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62.4156499636886">
            <text:p>462.4156499636886</text:p>
          </table:table-cell>
          <table:table-cell office:value-type="float" office:value="8.578495016022954">
            <text:p>8.57849501602295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55.7906202290721">
            <text:p>455.7906202290721</text:p>
          </table:table-cell>
          <table:table-cell office:value-type="float" office:value="8.919110232141357">
            <text:p>8.91911023214135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59.25251613612744">
            <text:p>459.25251613612744</text:p>
          </table:table-cell>
          <table:table-cell office:value-type="float" office:value="6.6079935771087825">
            <text:p>6.6079935771087825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47.09263972199307">
            <text:p>447.09263972199307</text:p>
          </table:table-cell>
          <table:table-cell office:value-type="float" office:value="9.732196511351832">
            <text:p>9.732196511351832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450.8445340823126">
            <text:p>450.8445340823126</text:p>
          </table:table-cell>
          <table:table-cell office:value-type="float" office:value="8.383620254671694">
            <text:p>8.383620254671694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74.1394134819524">
            <text:p>374.1394134819524</text:p>
          </table:table-cell>
          <table:table-cell office:value-type="float" office:value="8.869638037357197">
            <text:p>8.86963803735719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15.4011889742269">
            <text:p>215.4011889742269</text:p>
          </table:table-cell>
          <table:table-cell office:value-type="float" office:value="11.424138200669622">
            <text:p>11.424138200669622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97.28748569835423">
            <text:p>97.28748569835423</text:p>
          </table:table-cell>
          <table:table-cell office:value-type="float" office:value="10.408660581121248">
            <text:p>10.408660581121248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43.82485624942238">
            <text:p>43.82485624942238</text:p>
          </table:table-cell>
          <table:table-cell office:value-type="float" office:value="11.887581679352234">
            <text:p>11.88758167935223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8316762378471323">
            <text:p>0.8316762378471323</text:p>
          </table:table-cell>
          <table:table-cell office:value-type="float" office:value="0.011248399335214994">
            <text:p>0.011248399335214994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8.240427604582194">
            <text:p>8.240427604582194</text:p>
          </table:table-cell>
          <table:table-cell office:value-type="float" office:value="7.47145288149936">
            <text:p>7.4714528814993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695894036518582">
            <text:p>0.7695894036518582</text:p>
          </table:table-cell>
          <table:table-cell office:value-type="float" office:value="0.016825357353897428">
            <text:p>0.016825357353897428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780100719966034">
            <text:p>0.7780100719966034</text:p>
          </table:table-cell>
          <table:table-cell office:value-type="float" office:value="0.017096794396870833">
            <text:p>0.017096794396870833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387694408692081">
            <text:p>0.8387694408692081</text:p>
          </table:table-cell>
          <table:table-cell office:value-type="float" office:value="0.019688315671868236">
            <text:p>0.01968831567186823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5.498022617554086">
            <text:p>5.498022617554086</text:p>
          </table:table-cell>
          <table:table-cell office:value-type="float" office:value="4.472245130323467">
            <text:p>4.47224513032346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6.934081336567755">
            <text:p>6.934081336567755</text:p>
          </table:table-cell>
          <table:table-cell office:value-type="float" office:value="3.6289958678474186">
            <text:p>3.62899586784741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.7605170062417685">
            <text:p>3.7605170062417685</text:p>
          </table:table-cell>
          <table:table-cell office:value-type="float" office:value="0.150546316183001">
            <text:p>0.15054631618300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5.88832831380128">
            <text:p>5.88832831380128</text:p>
          </table:table-cell>
          <table:table-cell office:value-type="float" office:value="1.1781741800338628">
            <text:p>1.1781741800338628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0.3116112563462">
            <text:p>10.3116112563462</text:p>
          </table:table-cell>
          <table:table-cell office:value-type="float" office:value="4.470916986597248">
            <text:p>4.470916986597248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9.369952827978985">
            <text:p>9.369952827978985</text:p>
          </table:table-cell>
          <table:table-cell office:value-type="float" office:value="1.0902596299887384">
            <text:p>1.0902596299887384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2.278495555667474">
            <text:p>12.278495555667474</text:p>
          </table:table-cell>
          <table:table-cell office:value-type="float" office:value="2.208743956476775">
            <text:p>2.20874395647677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3.362218006780424">
            <text:p>13.362218006780424</text:p>
          </table:table-cell>
          <table:table-cell office:value-type="float" office:value="1.3875122745912707">
            <text:p>1.3875122745912707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5.903702276748366">
            <text:p>15.903702276748366</text:p>
          </table:table-cell>
          <table:table-cell office:value-type="float" office:value="0.5369950643833689">
            <text:p>0.5369950643833689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0.834688816182478">
            <text:p>20.834688816182478</text:p>
          </table:table-cell>
          <table:table-cell office:value-type="float" office:value="1.0109906651311444">
            <text:p>1.010990665131144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7.98813118069968">
            <text:p>27.98813118069968</text:p>
          </table:table-cell>
          <table:table-cell office:value-type="float" office:value="2.599163597645859">
            <text:p>2.599163597645859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6.50758540654136">
            <text:p>36.50758540654136</text:p>
          </table:table-cell>
          <table:table-cell office:value-type="float" office:value="2.8095376392267917">
            <text:p>2.8095376392267917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39.82272114193879">
            <text:p>39.82272114193879</text:p>
          </table:table-cell>
          <table:table-cell office:value-type="float" office:value="1.818094875393262">
            <text:p>1.818094875393262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49.65221533990821">
            <text:p>49.65221533990821</text:p>
          </table:table-cell>
          <table:table-cell office:value-type="float" office:value="1.3693428926712492">
            <text:p>1.369342892671249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63.68790239346676">
            <text:p>63.68790239346676</text:p>
          </table:table-cell>
          <table:table-cell office:value-type="float" office:value="2.7728053588028274">
            <text:p>2.7728053588028274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2.15560685251387">
            <text:p>82.15560685251387</text:p>
          </table:table-cell>
          <table:table-cell office:value-type="float" office:value="2.7157141388423884">
            <text:p>2.7157141388423884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3.96993786041722">
            <text:p>103.96993786041722</text:p>
          </table:table-cell>
          <table:table-cell office:value-type="float" office:value="3.1677816065467304">
            <text:p>3.1677816065467304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6.29169473075463">
            <text:p>126.29169473075463</text:p>
          </table:table-cell>
          <table:table-cell office:value-type="float" office:value="3.788969876040558">
            <text:p>3.78896987604055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6.3484538979504">
            <text:p>166.3484538979504</text:p>
          </table:table-cell>
          <table:table-cell office:value-type="float" office:value="3.820515060702188">
            <text:p>3.820515060702188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201.1274756100712">
            <text:p>201.1274756100712</text:p>
          </table:table-cell>
          <table:table-cell office:value-type="float" office:value="4.615133532680123">
            <text:p>4.615133532680123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7.24685923382953">
            <text:p>247.24685923382953</text:p>
          </table:table-cell>
          <table:table-cell office:value-type="float" office:value="5.392864411082587">
            <text:p>5.39286441108258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85.97007842745626">
            <text:p>285.97007842745626</text:p>
          </table:table-cell>
          <table:table-cell office:value-type="float" office:value="5.5317926649758675">
            <text:p>5.531792664975867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4.9209983408736">
            <text:p>344.9209983408736</text:p>
          </table:table-cell>
          <table:table-cell office:value-type="float" office:value="6.279340778696888">
            <text:p>6.2793407786968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